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230" officeooo:paragraph-rsid="00115230"/>
    </style:style>
    <style:style style:name="P2" style:family="paragraph" style:parent-style-name="Standard">
      <style:text-properties officeooo:rsid="00115230" officeooo:paragraph-rsid="00131461"/>
    </style:style>
    <style:style style:name="P3" style:family="paragraph" style:parent-style-name="Standard">
      <style:text-properties fo:font-size="14pt" fo:font-weight="bold" officeooo:rsid="00115230" officeooo:paragraph-rsid="00115230"/>
    </style:style>
    <style:style style:name="P4" style:family="paragraph" style:parent-style-name="Standard">
      <style:text-properties fo:color="#ff0000" officeooo:rsid="00115230" officeooo:paragraph-rsid="00115230"/>
    </style:style>
    <style:style style:name="P5" style:family="paragraph" style:parent-style-name="Standard">
      <style:text-properties fo:color="#ff0000" officeooo:rsid="00115230" officeooo:paragraph-rsid="00131461"/>
    </style:style>
    <style:style style:name="P6" style:family="paragraph" style:parent-style-name="Standard">
      <style:text-properties fo:color="#2a6099" officeooo:rsid="00115230" officeooo:paragraph-rsid="001152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Loading the picow_tcpip_server_background.elf using openocd.</text:p>
      <text:p text:style-name="P1"><text:s/></text:p>
      <text:p text:style-name="P4">devel@pi4-27:~/pico-examples/build $ openocd -f interface/raspberrypi-swd.cfg -f target/rp2040.cfg -c "program pico_w/tcp_server/picow_tcpip_server_background.elf verify reset exit"</text:p>
      <text:p text:style-name="P4">Open On-Chip Debugger 0.11.0-g610f137-dirty (2022-05-03-08:59)</text:p>
      <text:p text:style-name="P4">Licensed under GNU GPL v2</text:p>
      <text:p text:style-name="P4">For bug reports, read</text:p>
      <text:p text:style-name="P4"><text:tab/>http://openocd.org/doc/doxygen/bugs.html</text:p>
      <text:p text:style-name="P4">adapter speed: 1000 kHz</text:p>
      <text:p text:style-name="P4"/>
      <text:p text:style-name="P4">Info : Hardware thread awareness created</text:p>
      <text:p text:style-name="P4">Info : Hardware thread awareness created</text:p>
      <text:p text:style-name="P4">Info : RP2040 Flash Bank Command</text:p>
      <text:p text:style-name="P4">Info : BCM2835 GPIO JTAG/SWD bitbang driver</text:p>
      <text:p text:style-name="P4">Info : clock speed 1001 kHz</text:p>
      <text:p text:style-name="P4">Info : SWD DPIDR 0x0bc12477</text:p>
      <text:p text:style-name="P4">Info : SWD DLPIDR 0x00000001</text:p>
      <text:p text:style-name="P4">Info : SWD DPIDR 0x0bc12477</text:p>
      <text:p text:style-name="P4">Info : SWD DLPIDR 0x10000001</text:p>
      <text:p text:style-name="P4">Info : rp2040.core0: hardware has 4 breakpoints, 2 watchpoints</text:p>
      <text:p text:style-name="P4">Info : rp2040.core1: hardware has 4 breakpoints, 2 watchpoints</text:p>
      <text:p text:style-name="P4">Info : starting gdb server for rp2040.core0 on 3333</text:p>
      <text:p text:style-name="P4">Info : Listening on port 3333 for gdb connections</text:p>
      <text:p text:style-name="P4">target halted due to debug-request, current mode: Thread </text:p>
      <text:p text:style-name="P4">xPSR: 0xf1000000 pc: 0x000000ea msp: 0x20041f00</text:p>
      <text:p text:style-name="P4">target halted due to debug-request, current mode: Thread </text:p>
      <text:p text:style-name="P4">xPSR: 0xf1000000 pc: 0x000000ea msp: 0x20041f00</text:p>
      <text:p text:style-name="P4">** Programming Started **</text:p>
      <text:p text:style-name="P4">Info : RP2040 B0 Flash Probe: 2097152 bytes @10000000, in 512 sectors</text:p>
      <text:p text:style-name="P4"/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Info : Writing 323584 bytes starting at 0x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<text:soft-page-break/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target halted due to debug-request, current mode: Thread </text:p>
      <text:p text:style-name="P4">xPSR: 0x01000000 pc: 0x00000138 msp: 0x20041f00</text:p>
      <text:p text:style-name="P4">** Programming Finished **</text:p>
      <text:p text:style-name="P4">** Verify Started **</text:p>
      <text:p text:style-name="P4">target halted due to debug-request, current mode: Thread </text:p>
      <text:p text:style-name="P4">xPSR: 0x01000000 pc: 0x00000138 msp: 0x20041f00</text:p>
      <text:p text:style-name="P4"><text:soft-page-break/>target halted due to debug-request, current mode: Thread </text:p>
      <text:p text:style-name="P4">xPSR: 0x01000000 pc: 0x00000138 msp: 0x20041f00</text:p>
      <text:p text:style-name="P4">** Verified OK **</text:p>
      <text:p text:style-name="P4">** Resetting Target **</text:p>
      <text:p text:style-name="P4">shutdown command invoked</text:p>
      <text:p text:style-name="P4"/>
      <text:p text:style-name="P1">This is what you see when the pico-w sends after the program is loaded.</text:p>
      <text:p text:style-name="P1"><text:s/></text:p>
      <text:p text:style-name="P4">Connecting to WiFi...</text:p>
      <text:p text:style-name="P4">Connected.</text:p>
      <text:p text:style-name="P4">Starting server at 192.168.1.159 on port 4242</text:p>
      <text:p text:style-name="P2">[vidal@laptop ~]$ ./client '192.168.1.159'</text:p>
      <text:p text:style-name="P2">After the send function </text:p>
      <text:p text:style-name="P2">�/���h��&lt;�5�*��@��Rqjr)#�[=: -�F)�x�h��?+���z�<text:tab/>,�Wtdį(��W�^ �8�N��%V$D�Y�C{����~w�/&amp;����0�4�:</text:p>
      <text:p text:style-name="P2">fter the send function </text:p>
      <text:p text:style-name="P2">Received in pid=3476, text=: �*��D0�k����IփB�9�s����!�u�Ƈ�X�$�]D@�Z#^���?��zAr���l��4�4#z3p��R�~Ҕ�f#Y�o���� </text:p>
      <text:p text:style-name="P2">After the send function </text:p>
      <text:p text:style-name="P2">Received in pid=3476, text=: ��9��_���$�a�xE�&lt;Gx9Gǝ�J�a;�j��D[��_u_A��8��Z�/F��5*8�*��b�uUtp�<text:tab/>�_��z'X'kر�8��</text:p>
      <text:p text:style-name="P2">�Uz�u5�&gt; </text:p>
      <text:p text:style-name="P2">After the send function </text:p>
      <text:p text:style-name="P2">Received in pid=3476, text=: ql�'w�����e dmt</text:p>
      <text:p text:style-name="P2"><text:s text:c="44"/>]�`޷]��6໿���</text:p>
      <text:p text:style-name="P2">�ZH�ŉiҪ2�q��Q�������Wg����S��Dܥ գL����$t���A�OB��s��T� </text:p>
      <text:p text:style-name="P2">After the send function </text:p>
      <text:p text:style-name="P2">Received in pid=3476, text=: ���Vc{`������8Mf:�P�g8��f�G��d�</text:p>
      <text:p text:style-name="P2">)�o� r*%����-4�h�vr���+Z/&amp;���8��ߣ <text:s text:c="26"/>�`H�f��'s\��I0�!�</text:p>
      <text:p text:style-name="P2">After the send function </text:p>
      <text:p text:style-name="P2">Received in pid=3476, text=: x��</text:p>
      <text:p text:style-name="P2">r�*L�wǊ�}</text:p>
      <text:p text:style-name="P2"/>
      <text:p text:style-name="P5"/>
      <text:p text:style-name="P4"/>
      <text:p text:style-name="P4">Client connected</text:p>
      <text:p text:style-name="P4">Writing 2048 bytes to client</text:p>
      <text:p text:style-name="P4">tcp_server_recv 14/0 err 0</text:p>
      <text:p text:style-name="P4">tcp_server_sent 1460</text:p>
      <text:p text:style-name="P4">tcp_server_sent 588</text:p>
      <text:p text:style-name="P4">Waiting for buffer from client</text:p>
      <text:p text:style-name="P4">tcp_server_recv 14/0 err 0</text:p>
      <text:p text:style-name="P4">tcp_server_recv 14/14 err 0</text:p>
      <text:p text:style-name="P4">tcp_server_recv 14/28 err 0</text:p>
      <text:p text:style-name="P1"><text:soft-page-break/>tcp_server_recv 14/42 err 0</text:p>
      <text:p text:style-name="P1">tcp_server_poll_fn</text:p>
      <text:p text:style-name="P4">test failed -1</text:p>
      <text:p text:style-name="P1"/>
      <text:p text:style-name="P3">Need <text:s/>to modify the client.c which I found on the Internet.</text:p>
      <text:p text:style-name="P1"/>
      <text:p text:style-name="P6">/***************************************************************************/</text:p>
      <text:p text:style-name="P6">/* <text:s text:c="72"/>*/ <text:s text:c="3"/></text:p>
      <text:p text:style-name="P6">/* Client program which gets as parameter the server name or <text:s text:c="14"/>*/ <text:s text:c="3"/></text:p>
      <text:p text:style-name="P6">/* <text:s text:c="4"/>address and tries to send the data into non-blocking server. <text:s text:c="7"/>*/ <text:s text:c="3"/></text:p>
      <text:p text:style-name="P6">/* <text:s text:c="72"/>*/ <text:s text:c="3"/></text:p>
      <text:p text:style-name="P6">/* The message is sent after 5 seconds of wait <text:s text:c="28"/>*/ <text:s text:c="3"/></text:p>
      <text:p text:style-name="P6">/* <text:s text:c="72"/>*/ <text:s text:c="3"/></text:p>
      <text:p text:style-name="P6">/* <text:s text:c="72"/>*/ <text:s text:c="3"/></text:p>
      <text:p text:style-name="P6">/* based on Beej's program - look in the simple TCp client for further doc.*/ <text:s text:c="3"/></text:p>
      <text:p text:style-name="P6">/* <text:s text:c="72"/>*/ <text:s text:c="3"/></text:p>
      <text:p text:style-name="P6">/* <text:s text:c="72"/>*/ <text:s text:c="3"/></text:p>
      <text:p text:style-name="P6">/***************************************************************************/</text:p>
      <text:p text:style-name="P6"><text:s text:c="4"/>#include &lt;stdio.h&gt; </text:p>
      <text:p text:style-name="P6"><text:s text:c="4"/>#include &lt;stdlib.h&gt; </text:p>
      <text:p text:style-name="P6"><text:s text:c="4"/>#include &lt;errno.h&gt; </text:p>
      <text:p text:style-name="P6"><text:s text:c="4"/>#include &lt;string.h&gt; </text:p>
      <text:p text:style-name="P6"><text:s text:c="4"/>#include &lt;netdb.h&gt; </text:p>
      <text:p text:style-name="P6"><text:s text:c="4"/>#include &lt;sys/types.h&gt; </text:p>
      <text:p text:style-name="P6"><text:s text:c="4"/>#include &lt;netinet/in.h&gt; </text:p>
      <text:p text:style-name="P6"><text:s text:c="4"/>#include &lt;sys/socket.h&gt; </text:p>
      <text:p text:style-name="P6"><text:s text:c="4"/>#include &lt;unistd.h&gt;</text:p>
      <text:p text:style-name="P6"/>
      <text:p text:style-name="P6"><text:s text:c="4"/>#define PORT 4242 <text:s text:c="3"/>/* the port client will be connecting to */</text:p>
      <text:p text:style-name="P6"/>
      <text:p text:style-name="P6"><text:s text:c="4"/>#define MAXDATASIZE 100 /* max number of bytes we can get at once */</text:p>
      <text:p text:style-name="P6"/>
      <text:p text:style-name="P6"><text:s text:c="4"/>int main(int argc, char *argv[])</text:p>
      <text:p text:style-name="P6"><text:s text:c="4"/>{</text:p>
      <text:p text:style-name="P6"><text:s text:c="8"/>int sockfd, numbytes; <text:s/></text:p>
      <text:p text:style-name="P6"><text:s text:c="8"/>char buf[MAXDATASIZE];</text:p>
      <text:p text:style-name="P6"><text:s text:c="8"/>struct hostent *he;</text:p>
      <text:p text:style-name="P6"><text:s text:c="8"/>struct sockaddr_in their_addr; /* connector's address information */</text:p>
      <text:p text:style-name="P6"/>
      <text:p text:style-name="P6"><text:s text:c="8"/>if (argc != 2) {</text:p>
      <text:p text:style-name="P6"><text:s text:c="12"/>fprintf(stderr,"usage: client hostname\n");</text:p>
      <text:p text:style-name="P6"><text:s text:c="12"/>exit(1);</text:p>
      <text:p text:style-name="P6"><text:s text:c="8"/>}</text:p>
      <text:p text:style-name="P6"/>
      <text:p text:style-name="P6"><text:s text:c="8"/>if ((he=gethostbyname(argv[1])) == NULL) { <text:s/>/* get the host info */</text:p>
      <text:p text:style-name="P6"><text:s text:c="12"/>herror("gethostbyname");</text:p>
      <text:p text:style-name="P6"><text:s text:c="12"/>exit(1);</text:p>
      <text:p text:style-name="P6"><text:s text:c="8"/>}</text:p>
      <text:p text:style-name="P6"/>
      <text:p text:style-name="P6"><text:soft-page-break/><text:s text:c="8"/>if ((sockfd = socket(AF_INET, SOCK_STREAM, 0)) == -1) {</text:p>
      <text:p text:style-name="P6"><text:s text:c="12"/>perror("socket");</text:p>
      <text:p text:style-name="P6"><text:s text:c="12"/>exit(1);</text:p>
      <text:p text:style-name="P6"><text:s text:c="8"/>}</text:p>
      <text:p text:style-name="P6"/>
      <text:p text:style-name="P6"><text:s text:c="8"/>their_addr.sin_family = AF_INET; <text:s text:c="5"/>/* host byte order */</text:p>
      <text:p text:style-name="P6"><text:s text:c="8"/>their_addr.sin_port = htons(PORT); <text:s text:c="3"/>/* short, network byte order */</text:p>
      <text:p text:style-name="P6"><text:s text:c="8"/>their_addr.sin_addr = *((struct in_addr *)he-&gt;h_addr);</text:p>
      <text:p text:style-name="P6"><text:s text:c="8"/>bzero(&amp;(their_addr.sin_zero), 8); <text:s text:c="4"/>/* zero the rest of the struct */</text:p>
      <text:p text:style-name="P6"/>
      <text:p text:style-name="P6"><text:s text:c="8"/>if (connect(sockfd, (struct sockaddr *)&amp;their_addr, \</text:p>
      <text:p text:style-name="P6"><text:s text:c="46"/>sizeof(struct sockaddr)) == -1) {</text:p>
      <text:p text:style-name="P6"><text:s text:c="12"/>perror("connect");</text:p>
      <text:p text:style-name="P6"><text:s text:c="12"/>exit(1);</text:p>
      <text:p text:style-name="P6"><text:s text:c="8"/>}</text:p>
      <text:p text:style-name="P6"><text:tab/>while (1) {</text:p>
      <text:p text:style-name="P6"><text:tab/><text:tab/>if (send(sockfd, "Hello, world!\n", 14, 0) == -1){</text:p>
      <text:p text:style-name="P6"><text:s text:c="22"/>perror("send");</text:p>
      <text:p text:style-name="P6"><text:tab/><text:tab/> <text:s text:c="5"/>exit (1);</text:p>
      <text:p text:style-name="P6"><text:tab/><text:tab/>}</text:p>
      <text:p text:style-name="P6"><text:tab/><text:tab/>printf("After the send function \n");</text:p>
      <text:p text:style-name="P6"/>
      <text:p text:style-name="P6"><text:s text:c="8"/><text:tab/>if ((numbytes=recv(sockfd, buf, MAXDATASIZE, 0)) == -1) {</text:p>
      <text:p text:style-name="P6"><text:s text:c="12"/><text:tab/><text:tab/>perror("recv");</text:p>
      <text:p text:style-name="P6"><text:s text:c="12"/><text:tab/><text:tab/>exit(1);</text:p>
      <text:p text:style-name="P6"><text:tab/><text:tab/>}<text:tab/></text:p>
      <text:p text:style-name="P6"/>
      <text:p text:style-name="P6"><text:tab/> <text:s text:c="7"/>buf[numbytes] = '\0';</text:p>
      <text:p text:style-name="P6"/>
      <text:p text:style-name="P6"><text:s text:c="8"/><text:tab/>printf("Received in pid=%d, text=: %s \n",getpid(), buf);</text:p>
      <text:p text:style-name="P6"><text:tab/><text:tab/>sleep(1);</text:p>
      <text:p text:style-name="P6"/>
      <text:p text:style-name="P6"><text:tab/>}</text:p>
      <text:p text:style-name="P6"/>
      <text:p text:style-name="P6"><text:s text:c="8"/>close(sockfd);</text:p>
      <text:p text:style-name="P6"/>
      <text:p text:style-name="P6"><text:s text:c="8"/>return 0;</text:p>
      <text:p text:style-name="P6"><text:s text:c="4"/>}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8T18:51:49.969862945</meta:creation-date>
    <dc:date>2022-07-18T19:06:06.367561681</dc:date>
    <meta:editing-duration>PT2M23S</meta:editing-duration>
    <meta:editing-cycles>1</meta:editing-cycles>
    <meta:document-statistic meta:table-count="0" meta:image-count="0" meta:object-count="0" meta:page-count="5" meta:paragraph-count="202" meta:word-count="1063" meta:character-count="8956" meta:non-whitespace-character-count="6988"/>
    <meta:generator>LibreOffice/6.2.8.2$Linux_X86_64 LibreOffice_project/20$Build-2</meta:generator>
  </office:meta>
</office:document-meta>
</file>